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97223B332D85B27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3c19d9"/>
    </style:style>
    <style:style style:name="P1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officeooo:rsid="001d9b1c" officeooo:paragraph-rsid="001d9b1c" fo:background-color="transparent"/>
    </style:style>
    <style:style style:name="P15" style:family="paragraph" style:parent-style-name="Table_20_Contents">
      <style:text-properties officeooo:rsid="001a5680" officeooo:paragraph-rsid="00273a9f" fo:background-color="transparent"/>
    </style:style>
    <style:style style:name="P16" style:family="paragraph" style:parent-style-name="Table_20_Contents">
      <style:text-properties officeooo:paragraph-rsid="002b483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8" style:family="paragraph" style:parent-style-name="Table_20_Contents">
      <style:text-properties officeooo:paragraph-rsid="001a5680"/>
    </style:style>
    <style:style style:name="P19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20" style:family="paragraph" style:parent-style-name="Table_20_Contents">
      <style:text-properties officeooo:rsid="002818bb" officeooo:paragraph-rsid="002818bb"/>
    </style:style>
    <style:style style:name="P21" style:family="paragraph" style:parent-style-name="Table_20_Contents">
      <style:text-properties officeooo:rsid="001d9b1c" officeooo:paragraph-rsid="001d9b1c"/>
    </style:style>
    <style:style style:name="P22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3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4" style:family="paragraph" style:parent-style-name="Table_20_Contents">
      <style:paragraph-properties fo:text-align="start" style:justify-single-word="false"/>
      <style:text-properties officeooo:paragraph-rsid="002aeff2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style:font-name="Liberation Sans" fo:font-size="10pt" style:font-size-asian="10pt" style:font-name-complex="Liberation Sans" style:font-size-complex="10pt"/>
    </style:style>
    <style:style style:name="T6" style:family="text">
      <style:text-properties fo:font-size="11pt" style:font-size-asian="11pt" style:font-name-complex="Arial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bold" officeooo:rsid="001a5680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9a834" fo:background-color="transparent" loext:char-shading-value="0"/>
    </style:style>
    <style:style style:name="T13" style:family="text">
      <style:text-properties officeooo:rsid="00302d68" fo:background-color="transparent" loext:char-shading-value="0"/>
    </style:style>
    <style:style style:name="T14" style:family="text">
      <style:text-properties officeooo:rsid="001d9b1c" fo:background-color="transparent" loext:char-shading-value="0"/>
    </style:style>
    <style:style style:name="T15" style:family="text">
      <style:text-properties officeooo:rsid="003bce2a" fo:background-color="transparent" loext:char-shading-value="0"/>
    </style:style>
    <style:style style:name="T16" style:family="text">
      <style:text-properties officeooo:rsid="001a5680"/>
    </style:style>
    <style:style style:name="T17" style:family="text">
      <style:text-properties officeooo:rsid="001d9b1c"/>
    </style:style>
    <style:style style:name="T18" style:family="text">
      <style:text-properties officeooo:rsid="001fd18d"/>
    </style:style>
    <style:style style:name="T19" style:family="text">
      <style:text-properties officeooo:rsid="0024f72b"/>
    </style:style>
    <style:style style:name="T20" style:family="text">
      <style:text-properties officeooo:rsid="0025bcf3"/>
    </style:style>
    <style:style style:name="T21" style:family="text">
      <style:text-properties officeooo:rsid="0026e5cd"/>
    </style:style>
    <style:style style:name="T22" style:family="text">
      <style:text-properties officeooo:rsid="002818bb"/>
    </style:style>
    <style:style style:name="T23" style:family="text">
      <style:text-properties officeooo:rsid="002aeff2"/>
    </style:style>
    <style:style style:name="T24" style:family="text">
      <style:text-properties officeooo:rsid="003c4ff4"/>
    </style:style>
    <style:style style:name="T25" style:family="text">
      <style:text-properties officeooo:rsid="00388158"/>
    </style:style>
    <style:style style:name="T26" style:family="text">
      <style:text-properties officeooo:rsid="003bce2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2">sp. zn. </text:span>#4556</text:p>
      <text:p text:style-name="P22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7">Zadavatel</text:span><text:span text:style-name="T10">:</text:span></text:p>
          </table:table-cell>
          <table:table-cell table:style-name="Tabulka1.A1" office:value-type="string">
            <text:p text:style-name="P17"><text:span text:style-name="T7">Česká pirátská strana, </text:span>organizační složka: <text:span text:style-name="T17">Personální odbor</text:span></text:p>
            <text:p text:style-name="P17">z<text:span text:style-name="T16">a</text:span>st<text:span text:style-name="T16">o</text:span>up<text:span text:style-name="T16">ena</text:span>: <text:span text:style-name="T23">Bc. Jana Rohová, jana.rohova@pirati.cz, vedoucí</text:span></text:p>
            <text:p text:style-name="P24"><text:span text:style-name="T23">v.z. Vladislav Tobias Esner, tobias.esner@pirati.cz, pověřen vedoucí</text:span></text:p>
            <text:p text:style-name="P17"/>
          </table:table-cell>
        </table:table-row>
        <table:table-row table:style-name="Tabulka1.1">
          <table:table-cell table:style-name="Tabulka1.A1" office:value-type="string">
            <text:p text:style-name="P13"><text:span text:style-name="T7">Dodavatel</text:span><text:span text:style-name="T10">:</text:span></text:p>
          </table:table-cell>
          <table:table-cell table:style-name="Tabulka1.A1" office:value-type="string">
            <text:p text:style-name="P18"><text:span text:style-name="T16">Jméno</text:span>: <text:span text:style-name="T26">Samuel Machat</text:span></text:p>
            <text:p text:style-name="P19"><text:span text:style-name="T20">ročník</text:span>: <text:span text:style-name="T19">1996</text:span> <text:s text:c="3"/><text:span text:style-name="T18">bydliště: Železný Brod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8">Zadan</text:span><text:span text:style-name="T9">é</text:span><text:span text:style-name="T8"> úkol</text:span><text:span text:style-name="T9">y</text:span><text:span text:style-name="T11">:</text:span></text:p>
          </table:table-cell>
          <table:table-cell table:style-name="Tabulka1.A1" office:value-type="string">
            <text:p text:style-name="P21">Krajský koordinátor dobrovolníků pro Liberecký kraj</text:p>
          </table:table-cell>
        </table:table-row>
        <table:table-row table:style-name="Tabulka1.1">
          <table:table-cell table:style-name="Tabulka1.A1" office:value-type="string">
            <text:p text:style-name="P12">Časová náročnost<text:span text:style-name="T10">:</text:span></text:p>
          </table:table-cell>
          <table:table-cell table:style-name="Tabulka1.A1" office:value-type="string">
            <text:p text:style-name="Table_20_Contents">Odhad: <text:span text:style-name="T25">15</text:span>h <text:span text:style-name="T17">týdně </text:span>(slovy: <text:span text:style-name="T25">patnáct</text:span>hodin)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Smluvní typ</text:span>:</text:p>
          </table:table-cell>
          <table:table-cell table:style-name="Tabulka1.A1" office:value-type="string">
            <text:p text:style-name="P20">DPP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Místo plnění</text:span>:</text:p>
          </table:table-cell>
          <table:table-cell table:style-name="Tabulka1.A1" office:value-type="string">
            <text:p text:style-name="P14">Česká republik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Odměna</text:span>:</text:p>
          </table:table-cell>
          <table:table-cell table:style-name="Tabulka1.A1" office:value-type="string">
            <text:p text:style-name="P16">• paušální odměna <text:span text:style-name="T25">6 300</text:span> Kč měsíčně </text:p>
            <text:p text:style-name="P16">• úkolová odměna: až <text:span text:style-name="T24">5</text:span> 000 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Termín provedení</text:span>:</text:p>
          </table:table-cell>
          <table:table-cell table:style-name="Tabulka1.A1" office:value-type="string">
            <text:p text:style-name="P15"><text:s/><text:span text:style-name="T21">Od 01-01-2018 do 31-12-2018</text:span></text:p>
          </table:table-cell>
        </table:table-row>
      </table:table>
      <text:p text:style-name="P9"><text:span text:style-name="T11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1">https://www.pirati.cz/rules/ppu</text:span></text:span></text:a><text:span text:style-name="T11">&gt;, s nimiž se smluvní strany seznámily a zavazují se je dodržovat. Na důkaz seznámení se s podmínkami a uzavření smlouvy připojují smluvní strany své podpisy:</text:span></text:p>
      <text:p text:style-name="P6">V <text:span text:style-name="T17">Praze</text:span> dne <text:span text:style-name="T22">01.01.2018</text:span></text:p>
      <text:p text:style-name="P7">Za zadavatele: <text:tab/><text:tab/><text:tab/>Za dodavatele: </text:p>
      <text:p text:style-name="P10"><text:span text:style-name="T13">Vladislav Tobias Esner</text:span><text:span text:style-name="T14"><text:tab/><text:tab/></text:span><text:span text:style-name="T15">Samuel Machat</text:span></text:p>
      <text:p text:style-name="P11"/>
      <text:p text:style-name="P7">….................<text:tab/><text:tab/><text:tab/>…..............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97223B332D85B279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a xlink:type="simple" xlink:href="tel:778%20702%20713" office:target-frame-name="_blank" xlink:show="new" text:style-name="Internet_20_link" text:visited-style-name="Visited_20_Internet_20_Link"><text:span text:style-name="MT2">778 702 713</text:span></text:a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2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2">info@pirati.cz</text:span></text:a><text:span text:style-name="MT1"> • IČO 71339698</text:span></text:p>
        <text:p text:style-name="MP2"><text:span text:style-name="MT3">Transparentní účty: Volební: 2901172853/2010, Zvláštní: 2200623578/2010,</text:span><text:span text:style-name="MT4"> 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1-01T21:15:49.157711824</dc:date>
    <meta:editing-cycles>125</meta:editing-cycles>
    <meta:editing-duration>P24DT13H57M44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34" meta:word-count="194" meta:character-count="1419" meta:non-whitespace-character-count="1243"/>
    <meta:user-defined meta:name="Informace 1"/>
    <meta:user-defined meta:name="Informace 2"/>
    <meta:user-defined meta:name="Informace 3"/>
    <meta:user-defined meta:name="Informace 4"/>
  </office:meta>
</office:document-meta>
</file>